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8年 5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2"/>May - 2009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490025" calcext:value-type="float">
            <text:p><text:s/>490,025 </text:p>
          </table:table-cell>
          <table:table-cell table:style-name="ce30" office:value-type="float" office:value="1728" calcext:value-type="float">
            <text:p><text:s/>1,728 </text:p>
          </table:table-cell>
          <table:table-cell table:style-name="ce30" office:value-type="float" office:value="25940" calcext:value-type="float">
            <text:p><text:s/>25,94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453567" calcext:value-type="float">
            <text:p><text:s/>453,56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54" calcext:value-type="float">
            <text:p><text:s/>454 </text:p>
          </table:table-cell>
          <table:table-cell table:style-name="ce30" office:value-type="float" office:value="7730" calcext:value-type="float">
            <text:p><text:s/>7,730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690" calcext:value-type="float">
            <text:p><text:s/>690 </text:p>
          </table:table-cell>
          <table:table-cell table:style-name="ce30" office:value-type="float" office:value="3366" calcext:value-type="float">
            <text:p><text:s/>3,366 </text:p>
          </table:table-cell>
          <table:table-cell table:style-name="ce30" office:value-type="float" office:value="2788" calcext:value-type="float">
            <text:p><text:s/>2,788 </text:p>
          </table:table-cell>
          <table:table-cell table:style-name="ce30" office:value-type="float" office:value="578" calcext:value-type="float">
            <text:p><text:s/>578 </text:p>
          </table:table-cell>
          <table:table-cell table:style-name="ce30" office:value-type="float" office:value="67" calcext:value-type="float">
            <text:p><text:s/>67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18272" calcext:value-type="float">
            <text:p><text:s/>318,272 </text:p>
          </table:table-cell>
          <table:table-cell table:style-name="ce30" office:value-type="float" office:value="1014" calcext:value-type="float">
            <text:p><text:s/>1,014 </text:p>
          </table:table-cell>
          <table:table-cell table:style-name="ce30" office:value-type="float" office:value="18942" calcext:value-type="float">
            <text:p><text:s/>18,94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291303" calcext:value-type="float">
            <text:p><text:s/>291,30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71" calcext:value-type="float">
            <text:p><text:s/>371 </text:p>
          </table:table-cell>
          <table:table-cell table:style-name="ce30" office:value-type="float" office:value="5914" calcext:value-type="float">
            <text:p><text:s/>5,914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369" calcext:value-type="float">
            <text:p><text:s/>369 </text:p>
          </table:table-cell>
          <table:table-cell table:style-name="ce30" office:value-type="float" office:value="2382" calcext:value-type="float">
            <text:p><text:s/>2,382 </text:p>
          </table:table-cell>
          <table:table-cell table:style-name="ce30" office:value-type="float" office:value="2113" calcext:value-type="float">
            <text:p><text:s/>2,113 </text:p>
          </table:table-cell>
          <table:table-cell table:style-name="ce30" office:value-type="float" office:value="269" calcext:value-type="float">
            <text:p><text:s/>269 </text:p>
          </table:table-cell>
          <table:table-cell table:style-name="ce30" office:value-type="float" office:value="42" calcext:value-type="float">
            <text:p><text:s/>42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49684" calcext:value-type="float">
            <text:p><text:s/>149,684 </text:p>
          </table:table-cell>
          <table:table-cell table:style-name="ce31" office:value-type="float" office:value="655" calcext:value-type="float">
            <text:p><text:s/>65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4908" calcext:value-type="float">
            <text:p><text:s/>144,90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84" calcext:value-type="float">
            <text:p><text:s/>284 </text:p>
          </table:table-cell>
          <table:table-cell table:style-name="ce31" office:value-type="float" office:value="3424" calcext:value-type="float">
            <text:p><text:s/>3,42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88" calcext:value-type="float">
            <text:p><text:s/>288 </text:p>
          </table:table-cell>
          <table:table-cell table:style-name="ce31" office:value-type="float" office:value="1435" calcext:value-type="float">
            <text:p><text:s/>1,435 </text:p>
          </table:table-cell>
          <table:table-cell table:style-name="ce31" office:value-type="float" office:value="1352" calcext:value-type="float">
            <text:p><text:s/>1,352 </text:p>
          </table:table-cell>
          <table:table-cell table:style-name="ce31" office:value-type="float" office:value="83" calcext:value-type="float">
            <text:p><text:s/>83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301" calcext:value-type="float">
            <text:p><text:s/>2,301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01" calcext:value-type="float">
            <text:p><text:s/>60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27321" calcext:value-type="float">
            <text:p><text:s/>27,321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520" calcext:value-type="float">
            <text:p><text:s/>25,5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794" calcext:value-type="float">
            <text:p><text:s/>79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280" calcext:value-type="float">
            <text:p><text:s/>280 </text:p>
          </table:table-cell>
          <table:table-cell table:style-name="ce31" office:value-type="float" office:value="273" calcext:value-type="float">
            <text:p><text:s/>273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3834" calcext:value-type="float">
            <text:p><text:s/>3,834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35" calcext:value-type="float">
            <text:p><text:s/>2,6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2" calcext:value-type="float">
            <text:p><text:s/>7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18" calcext:value-type="float">
            <text:p><text:s/>1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213" calcext:value-type="float">
            <text:p><text:s/>1,213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79" calcext:value-type="float">
            <text:p><text:s/>1,17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6760" calcext:value-type="float">
            <text:p><text:s/>6,760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569" calcext:value-type="float">
            <text:p><text:s/>5,56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52" calcext:value-type="float">
            <text:p><text:s/>5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4940" calcext:value-type="float">
            <text:p><text:s/>4,940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527" calcext:value-type="float">
            <text:p><text:s/>4,5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19" calcext:value-type="float">
            <text:p><text:s/>1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0" calcext:value-type="float">
            <text:p><text:s/>60 </text:p>
          </table:table-cell>
          <table:table-cell table:style-name="ce31" office:value-type="float" office:value="55" calcext:value-type="float">
            <text:p><text:s/>55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50" calcext:value-type="float">
            <text:p><text:s/>1,65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29" calcext:value-type="float">
            <text:p><text:s/>1,5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25" calcext:value-type="float">
            <text:p><text:s/>2,025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97" calcext:value-type="float">
            <text:p><text:s/>1,69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3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010" calcext:value-type="float">
            <text:p><text:s/>2,010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7" calcext:value-type="float">
            <text:p><text:s/>1,58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3" calcext:value-type="float">
            <text:p><text:s/>6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569" calcext:value-type="float">
            <text:p><text:s/>569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529" calcext:value-type="float">
            <text:p><text:s/>52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9" calcext:value-type="float">
            <text:p><text:s/>29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2204" calcext:value-type="float">
            <text:p><text:s/>12,204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696" calcext:value-type="float">
            <text:p><text:s/>11,6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6" calcext:value-type="float">
            <text:p><text:s/>2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6" calcext:value-type="float">
            <text:p><text:s/>116 </text:p>
          </table:table-cell>
          <table:table-cell table:style-name="ce31" office:value-type="float" office:value="93" calcext:value-type="float">
            <text:p><text:s/>93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844" calcext:value-type="float">
            <text:p><text:s/>12,844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935" calcext:value-type="float">
            <text:p><text:s/>11,9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354" calcext:value-type="float">
            <text:p><text:s/>354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341" calcext:value-type="float">
            <text:p><text:s/>34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424" calcext:value-type="float">
            <text:p><text:s/>2,424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360" calcext:value-type="float">
            <text:p><text:s/>2,3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0" calcext:value-type="float">
            <text:p><text:s/>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5" calcext:value-type="float">
            <text:p><text:s/>5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6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6634" calcext:value-type="float">
            <text:p><text:s/>16,634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621" calcext:value-type="float">
            <text:p><text:s/>15,62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7" calcext:value-type="float">
            <text:p><text:s/>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63" calcext:value-type="float">
            <text:p><text:s/>63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29" calcext:value-type="float">
            <text:p><text:s/>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018" calcext:value-type="float">
            <text:p><text:s/>6,018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590" calcext:value-type="float">
            <text:p><text:s/>5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5209" calcext:value-type="float">
            <text:p><text:s/>5,20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90" calcext:value-type="float">
            <text:p><text:s/>1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1459" calcext:value-type="float">
            <text:p><text:s/>31,459 </text:p>
          </table:table-cell>
          <table:table-cell table:style-name="ce31" office:value-type="float" office:value="158" calcext:value-type="float">
            <text:p><text:s/>158 </text:p>
          </table:table-cell>
          <table:table-cell table:style-name="ce31" office:value-type="float" office:value="3629" calcext:value-type="float">
            <text:p><text:s/>3,6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151" calcext:value-type="float">
            <text:p><text:s/>27,15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528" calcext:value-type="float">
            <text:p><text:s/>52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232" calcext:value-type="float">
            <text:p><text:s/>232 </text:p>
          </table:table-cell>
          <table:table-cell table:style-name="ce31" office:value-type="float" office:value="151" calcext:value-type="float">
            <text:p><text:s/>151 </text:p>
          </table:table-cell>
          <table:table-cell table:style-name="ce31" office:value-type="float" office:value="81" calcext:value-type="float">
            <text:p><text:s/>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61" calcext:value-type="float">
            <text:p><text:s/>15,76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8" calcext:value-type="float">
            <text:p><text:s/>12,18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0" calcext:value-type="float">
            <text:p><text:s/>4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262" calcext:value-type="float">
            <text:p><text:s/>18,262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521" calcext:value-type="float">
            <text:p><text:s/>14,52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00" calcext:value-type="float">
            <text:p><text:s/>1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78763" calcext:value-type="float">
            <text:p><text:s/>78,763 </text:p>
          </table:table-cell>
          <table:table-cell table:style-name="ce30" office:value-type="float" office:value="328" calcext:value-type="float">
            <text:p><text:s/>328 </text:p>
          </table:table-cell>
          <table:table-cell table:style-name="ce30" office:value-type="float" office:value="6592" calcext:value-type="float">
            <text:p><text:s/>6,59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71098" calcext:value-type="float">
            <text:p><text:s/>71,09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2" calcext:value-type="float">
            <text:p><text:s/>42 </text:p>
          </table:table-cell>
          <table:table-cell table:style-name="ce30" office:value-type="float" office:value="698" calcext:value-type="float">
            <text:p><text:s/>69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87" calcext:value-type="float">
            <text:p><text:s/>187 </text:p>
          </table:table-cell>
          <table:table-cell table:style-name="ce30" office:value-type="float" office:value="473" calcext:value-type="float">
            <text:p><text:s/>473 </text:p>
          </table:table-cell>
          <table:table-cell table:style-name="ce30" office:value-type="float" office:value="375" calcext:value-type="float">
            <text:p><text:s/>375 </text:p>
          </table:table-cell>
          <table:table-cell table:style-name="ce30" office:value-type="float" office:value="98" calcext:value-type="float">
            <text:p><text:s/>98 </text:p>
          </table:table-cell>
          <table:table-cell table:style-name="ce30" office:value-type="float" office:value="24" calcext:value-type="float">
            <text:p><text:s/>24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0796" calcext:value-type="float">
            <text:p><text:s/>90,796 </text:p>
          </table:table-cell>
          <table:table-cell table:style-name="ce30" office:value-type="float" office:value="386" calcext:value-type="float">
            <text:p><text:s/>38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89410" calcext:value-type="float">
            <text:p><text:s/>89,41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1" calcext:value-type="float">
            <text:p><text:s/>41 </text:p>
          </table:table-cell>
          <table:table-cell table:style-name="ce30" office:value-type="float" office:value="1096" calcext:value-type="float">
            <text:p><text:s/>1,09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34" calcext:value-type="float">
            <text:p><text:s/>134 </text:p>
          </table:table-cell>
          <table:table-cell table:style-name="ce30" office:value-type="float" office:value="501" calcext:value-type="float">
            <text:p><text:s/>501 </text:p>
          </table:table-cell>
          <table:table-cell table:style-name="ce30" office:value-type="float" office:value="290" calcext:value-type="float">
            <text:p><text:s/>290 </text:p>
          </table:table-cell>
          <table:table-cell table:style-name="ce30" office:value-type="float" office:value="211" calcext:value-type="float">
            <text:p><text:s/>21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194" calcext:value-type="float">
            <text:p><text:s/>2,19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56" calcext:value-type="float">
            <text:p><text:s/>1,75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2" calcext:value-type="float">
            <text:p><text:s/>2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0" calcext:value-type="float">
            <text:p><text:s/>1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748" calcext:value-type="float">
            <text:p><text:s/>1,74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22" calcext:value-type="float">
            <text:p><text:s/>1,7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6" calcext:value-type="float">
            <text:p><text:s/>44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" calcext:value-type="float">
            <text:p><text:s/>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9-12-15T09:43:37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